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Tiers Demonstration</text:p>
      <text:p text:style-name="Subtitle">Developed by DMSTEX (<text:a xlink:type="simple" xlink:href="http://dmstex.com/">http://dmstex.com</text:a>)</text:p>
      <text:p text:style-name="P3"/>
      <text:p text:style-name="P3"/>
      <text:p text:style-name="P3"/>
      <text:p text:style-name="P3"><text:span text:style-name="T1">Oracle and Java are registered trademarks of Oracle Corporation and/or its affiliates.</text:span> </text:p>
      <text:p text:style-name="P3"/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ntroduction:<text:tab/>1</text:p>
          <text:p text:style-name="P9">Exercise #1: Simple Mid-Tier<text:tab/>2</text:p>
          <text:p text:style-name="P9">Exercise #2: Materialized Views<text:tab/>6</text:p>
          <text:p text:style-name="P9">Exercise #3: User Security<text:tab/>8</text:p>
          <text:p text:style-name="P9">Exercise #4: Global Locks<text:tab/>9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DTGen functionality that enables and enhances tiered deployment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iered deployment as described here includes 2 forms of deployment:</text:p>
      <text:p text:style-name="Standard"/>
      <text:list xml:id="list30321347" text:style-name="L1">
        <text:list-item>
          <text:p text:style-name="P5">database/mid-tier server tiers</text:p>
        </text:list-item>
        <text:list-item>
          <text:p text:style-name="P5">database user/schema tiers</text:p>
        </text:list-item>
      </text:list>
      <text:p text:style-name="Standard"/>
      <text:p text:style-name="Standard">Multi-tiered hardware deployment is a common aspect of many systems. <text:s/>The database and mid-tier servers use a software deployment stragey that increases capacity and improves security. <text:s/>Capacity can be increased by adding servers to existing systems instead of replacing centralized servers with larger servers. <text:s/>Common deployment architectures used by Oracle for the Transaction Performance Processing Council's TCP-C Benchmark (<text:a xlink:type="simple" xlink:href="http://www.tpc.org/tpcc/default.asp">http://www.tpc.org/tpcc/default.asp</text:a>) were used as a model for DTGen's multi-tiered deployment in that all possible functionality is moved from the database tier to the mid-tier.</text:p>
      <text:p text:style-name="Standard"/>
      <text:p text:style-name="Standard">Security can be improved through the user of layered access to applications and data. <text:s/>Layered security can also be found in many systems. <text:s/>Oracle e-Business Suite layers application schema behind a common database application login. <text:s/>The layered security generated by DTGen was created to assist in compliance with "The Defense Information Services (DISA) Oracle Database Security Readiness Review (SRS)" ("<text:a xlink:type="simple" xlink:href="http://iase.disa.mil/stigs/downloads/zip/unclassified_oracle10_v8r1.8_checklist_20100827.zip">http://iase.disa.mil/stigs/downloads/zip/unclassified_oracle10_v8r1.8_checklist_20100827.zip</text:a>") <text:s/>Specific references in the "U_DB_oracle10_v8r1.8_Checklist_20100827.pdf" file include:</text:p>
      <text:p text:style-name="Standard"/>
      <text:list xml:id="list30337214" text:style-name="L2">
        <text:list-item>
          <text:p text:style-name="P6">V0005683 - Application object owner accounts should be disabled when not performing <text:soft-page-break/>installation or maintenance actions.</text:p>
        </text:list-item>
        <text:list-item>
          <text:p text:style-name="P6">V0015613 - Each database user, application or process should have an individually assigned account.</text:p>
        </text:list-item>
        <text:list-item>
          <text:p text:style-name="P6">V0015629 - Application users privileges should be restricted to assignment using application user roles.</text:p>
        </text:list-item>
        <text:list-item>
          <text:p text:style-name="P6">V0003847 - Database application user accounts should be denied storage usage for object creation within the database.</text:p>
        </text:list-item>
      </text:list>
      <text:p text:style-name="Standard"/>
      <text:p text:style-name="Standard">The exercises in this demonstration do not entirely conform to the DISA Oracle Database SRS because they use only 1 database and there is only 1 configuration for the application. <text:s/>Full compliance is obtained with multiple databases in that the same shema name is be duplicated between database and mid-tier servers.</text:p>
      <text:p text:style-name="Standard"/>
      <text:p text:style-name="Standard">The "basic" and "asof" demonstrations should be reviwed before running these exercises. <text:s/>Serveral concepts introduced in those exercises are not explained here. <text:s/>Exercise #1 in this demonstration is similar to Exercise #1 in the asof demonstration. <text:s/>Additionally, the "DML &amp; API Calls" and "Other Object Location" diagrams in the "DTGen_Notes.pdf" document in the "docs" directory provide a graphical layout of the multi-tier deployments created by DTGen.</text:p>
      <text:p text:style-name="Standard"/>
      <text:p text:style-name="Standard">This demonstration requires the creation of a database link, which uses Oracle's loopback to the same database. <text:s/>Configuration of this loopback is a normal part of the installation of an Oracle database. <text:s/>If this loopback is not working or has been disabled, these exercises will return errors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Simple Mid-Tier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0337885" text:style-name="L3">
        <text:list-item>
          <text:p text:style-name="P7">Removes any old DEMO1 Items from DTGEN</text:p>
        </text:list-item>
        <text:list-item>
          <text:p text:style-name="P7">Creates new DEMO1 Items in DTGEN</text:p>
        </text:list-item>
        <text:list-item>
          <text:p text:style-name="P7">Generates the DEMO1 Application in DTGEN</text:p>
        </text:list-item>
        <text:list-item>
          <text:p text:style-name="P7">Creates the "install_db.sql" and "install_mt.sql" scripts</text:p>
        </text:list-item>
        <text:list-item>
          <text:p text:style-name="P7">Runs the "install_db.sql" script</text:p>
        </text:list-item>
        <text:list-item>
          <text:p text:style-name="P7"><text:soft-page-break/>Loads Data and Shows EXPLAIN PLAN</text:p>
        </text:list-item>
        <text:list-item>
          <text:p text:style-name="P7">Runs the "install_mt.sql" script</text:p>
        </text:list-item>
        <text:list-item>
          <text:p text:style-name="P7">Shows EXPLAIN PLAN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3 Schema from DTGEN</text:p>
      <text:p text:style-name="Literal">create a DEMO3 Schema in DTGEN</text:p>
      <text:p text:style-name="Literal">Generate Demo3 Application</text:p>
      <text:p text:style-name="Literal">Capture SQL Scripts</text:p>
      <text:p text:style-name="Standard"/>
      <text:p text:style-name="Standard">Step 4 is captured in the "install_db.sql" and "install_mt.sql" files. <text:s/>These files have a combined size of about 216 kbytes and over 8,000 lines. <text:s/>Due to their size, they are not listed here. <text:s/>They contain all the code generated by DTGen for this exercise.</text:p>
      <text:p text:style-name="Standard"/>
      <text:p text:style-name="Standard">Steps 5 though 8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--------------</text:p>
      <text:p text:style-name="Literal"><text:soft-page-break/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simulated database tier in the "dtgen_db_demo" schema. <text:s/>The application is small in that it only has 2 tables. <text:s/>The data is loaded silently (Step 6). <text:s/>An explain plan for a simple query is run to demonstrate the query runs locally.</text:p>
      <text:p text:style-name="Standard"/>
      <text:p text:style-name="Literal">SQL&gt; </text:p>
      <text:p text:style-name="Literal">SQL&gt; explain plan set statement_id = 'D3_E1_Q1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1') );</text:p>
      <text:p text:style-name="Literal"/>
      <text:p text:style-name="Literal">PLAN_TABLE_OUTPUT</text:p>
      <text:p text:style-name="Literal">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</text:p>
      <text:p text:style-name="Literal">| Id <text:s/>| Operation <text:s text:c="18"/>| Name <text:s text:c="2"/>| Rows <text:s/>| Bytes | Cost (%CPU)| Time <text:s text:c="4"/>|</text:p>
      <text:p text:style-name="Literal">--------------------------------------------------------------------------------------</text:p>
      <text:p text:style-name="Literal">| <text:s text:c="2"/>0 | SELECT STATEMENT <text:s text:c="11"/>| <text:s text:c="7"/>| <text:s text:c="4"/>1 | <text:s text:c="2"/>146 | <text:s text:c="4"/>2 <text:s text:c="2"/>(0)| 00:00:01 |</text:p>
      <text:p text:style-name="Literal">| <text:s text:c="2"/>1 | <text:s/>TABLE ACCESS BY INDEX ROWID| EMP <text:s text:c="3"/>| <text:s text:c="4"/>1 | <text:s text:c="2"/>146 | <text:s text:c="4"/>2 <text:s text:c="2"/>(0)| 00:00:01 |</text:p>
      <text:p text:style-name="Literal">|* <text:s/>2 | <text:s text:c="2"/>INDEX UNIQUE SCAN <text:s text:c="8"/>| EMP_NK | <text:s text:c="4"/>1 | <text:s text:c="6"/>| <text:s text:c="4"/>1 <text:s text:c="2"/>(0)| 00:00:01 |</text:p>
      <text:p text:style-name="Literal">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EMPNO"=7900)</text:p>
      <text:p text:style-name="Standard"/>
      <text:p text:style-name="Standard">The above explain plan shows that the query of EMP has no REMOTE operations. <text:s/>This query was run locally. <text:s/>Step 7 is the execution of the install_mt.sql script below.</text:p>
      <text:p text:style-name="Standard"/>
      <text:p text:style-name="Standard"/>
      <text:p text:style-name="Literal">Login to dtgen_mt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dst</text:p>
      <text:p text:style-name="Literal"/>
      <text:p text:style-name="Literal">FILE_NAME</text:p>
      <text:p text:style-name="Literal">-----------------</text:p>
      <text:p text:style-name="Literal"><text:s/>-) create_dist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<text:soft-page-break/>-----------------</text:p>
      <text:p text:style-name="Literal"><text:s/>-) create_mods</text:p>
      <text:p text:style-name="Literal"/>
      <text:p text:style-name="Literal">FILE_NAME</text:p>
      <text:p text:style-name="Literal">---------------------</text:p>
      <text:p text:style-name="Literal"><text:s/>-) create_gdst_sec</text:p>
      <text:p text:style-name="Literal"/>
      <text:p text:style-name="Literal">FILE_NAME</text:p>
      <text:p text:style-name="Literal">---------------------</text:p>
      <text:p text:style-name="Literal"><text:s/>-) create_dist_sec</text:p>
      <text:p text:style-name="Literal"/>
      <text:p text:style-name="Literal">FILE_NAME</text:p>
      <text:p text:style-name="Literal">---------------------</text:p>
      <text:p text:style-name="Literal"><text:s/>-) create_oltp_sec</text:p>
      <text:p text:style-name="Literal"/>
      <text:p text:style-name="Literal">FILE_NAME</text:p>
      <text:p text:style-name="Literal">---------------------</text:p>
      <text:p text:style-name="Literal"><text:s/>-) create_mods_sec</text:p>
      <text:p text:style-name="Standard"/>
      <text:p text:style-name="Standard">The above listing represents a successful installation of the simulated mid-tier in the "dtgen_mt_demo". <text:s/>A database link is used to access the data in the tables at the simulated database tier ("dtgen_db_demo" schema). <text:s/>An explain plan for the same simple query below (step 8). <text:s/>It demonstrates the query is actually run remotely.</text:p>
      <text:p text:style-name="Standard"/>
      <text:p text:style-name="Literal">SQL&gt; explain plan set statement_id = 'D3_E1_Q2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2') );</text:p>
      <text:p text:style-name="Literal"/>
      <text:p text:style-name="Literal">PLAN_TABLE_OUTPUT</text:p>
      <text:p text:style-name="Literal">-------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-------</text:p>
      <text:p text:style-name="Literal">| Id <text:s/>| Operation <text:s text:c="18"/>| Name <text:s text:c="2"/>| Rows <text:s/>| Bytes | Cost (%CPU)| Time <text:s text:c="4"/>|Inst <text:s text:c="2"/></text:p>
      <text:p text:style-name="Literal">---------------------------------------------------------------------------------------------</text:p>
      <text:p text:style-name="Literal">| <text:s text:c="2"/>0 | SELECT STATEMENT REMOTE <text:s text:c="4"/>| <text:s text:c="7"/>| <text:s text:c="4"/>1 | <text:s text:c="2"/>146 | <text:s text:c="4"/>2 <text:s text:c="2"/>(0)| 00:00:01 | <text:s text:c="5"/>|</text:p>
      <text:p text:style-name="Literal">| <text:s text:c="2"/>1 | <text:s/>TABLE ACCESS BY INDEX ROWID| EMP <text:s text:c="3"/>| <text:s text:c="4"/>1 | <text:s text:c="2"/>146 | <text:s text:c="4"/>2 <text:s text:c="2"/>(0)| 00:00:01 | <text:s text:c="2"/>XE |</text:p>
      <text:p text:style-name="Literal">|* <text:s/>2 | <text:s text:c="2"/>INDEX UNIQUE SCAN <text:s text:c="8"/>| EMP_NK | <text:s text:c="4"/>1 | <text:s text:c="6"/>| <text:s text:c="4"/>1 <text:s text:c="2"/>(0)| 00:00:01 | <text:s text:c="2"/>XE |</text:p>
      <text:p text:style-name="Literal">---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A1"."EMPNO"=7900)</text:p>
      <text:p text:style-name="Literal">Note</text:p>
      <text:p text:style-name="Literal">-----</text:p>
      <text:p text:style-name="Literal"><text:s text:c="3"/>- fully remote statement</text:p>
      <text:p text:style-name="Standard"/>
      <text:p text:style-name="Standard">The explain plan above is identical to the previous explain plan, except for the note showing that it is a "fully remote statement". <text:s/>This confirms that the simulated tiers are working. <text:s/>The queries below also confirm that the data is accessible from the simulated mid-tier.</text:p>
      <text:p text:style-name="Standard"/>
      <text:p text:style-name="Literal">SQL&gt; </text:p>
      <text:p text:style-name="Literal">SQL&gt; select deptno, id, dname, loc, aud_beg_usr, aud_beg_dtm</text:p>
      <text:p text:style-name="Literal"><text:s text:c="2"/>2 <text:s text:c="3"/>from dept_act order by deptno, id;</text:p>
      <text:p text:style-name="Literal"/>
      <text:p text:style-name="Literal">DEPTNO <text:s/>ID DNAME <text:s text:c="5"/>LOC <text:s text:c="5"/>AUD_BEG_ AUD_BEG_D</text:p>
      <text:p text:style-name="Literal">------ --- ---------- -------- -------- ---------</text:p>
      <text:p text:style-name="Literal"><text:s text:c="4"/>10 <text:s text:c="2"/>1 ACCOUNTING NEW YORK Dataload 01-NOV-80</text:p>
      <text:p text:style-name="Literal"><text:s text:c="4"/>20 <text:s text:c="2"/>2 RESEARCH <text:s text:c="2"/>DALLAS <text:s text:c="2"/>Dataload 01-NOV-80</text:p>
      <text:p text:style-name="Literal"><text:s text:c="4"/>30 <text:s text:c="2"/>3 SALES <text:s text:c="5"/>CHICAGO <text:s/>THOMPSON 17-AUG-82</text:p>
      <text:p text:style-name="Literal"><text:s text:c="4"/>40 <text:s text:c="2"/>4 OPERATIONS BOSTON <text:s text:c="2"/>JAMES <text:s text:c="3"/>12-FEB-82</text:p>
      <text:p text:style-name="Literal"/>
      <text:p text:style-name="Literal">SQL&gt; </text:p>
      <text:p text:style-name="Literal">SQL&gt; select deptno, dept_id, dname, loc, aud_beg_usr,</text:p>
      <text:p text:style-name="Literal"><text:s text:c="2"/>2 <text:s/><text:tab/> <text:s text:c="3"/>aud_beg_dtm, aud_end_usr, aud_end_dtm</text:p>
      <text:p text:style-name="Literal"><text:s text:c="2"/>3 <text:s text:c="3"/>from dept_aud</text:p>
      <text:p text:style-name="Literal"><text:s text:c="2"/>4 <text:s text:c="2"/>order by deptno, dept_id, aud_beg_dtm;</text:p>
      <text:p text:style-name="Literal"/>
      <text:p text:style-name="Literal">DEPTNO DEPT_ID DNAME <text:s text:c="5"/>LOC <text:s text:c="5"/>AUD_BEG_ AUD_BEG_D AUD_END_ AUD_END_D</text:p>
      <text:p text:style-name="Literal">------ ------- ---------- -------- -------- --------- -------- ---------</text:p>
      <text:p text:style-name="Literal"><text:soft-page-break/><text:s text:c="4"/>20 <text:s text:c="6"/>3 SALES <text:s text:c="5"/>ST LOUIS Dataload 01-NOV-80 THOMPSON 17-AUG-82</text:p>
      <text:p text:style-name="Literal"><text:s text:c="4"/>40 <text:s text:c="6"/>4 OPERATIONS BUFFALO <text:s/>Dataload 01-NOV-80 JAMES <text:s text:c="3"/>12-FEB-82</text:p>
      <text:p text:style-name="Literal"/>
      <text:p text:style-name="Literal">SQL&gt; </text:p>
      <text:p text:style-name="Literal">SQL&gt; select empno, id, ename, job, mgr_emp_nk1, hiredate,</text:p>
      <text:p text:style-name="Literal"><text:s text:c="2"/>2 <text:s/><text:tab/> <text:s text:c="3"/>sal, dept_nk1, aud_beg_usr, aud_beg_dtm</text:p>
      <text:p text:style-name="Literal"><text:s text:c="2"/>3 <text:s text:c="2"/>from <text:s/>emp_act</text:p>
      <text:p text:style-name="Literal"><text:s text:c="2"/>4 <text:s text:c="2"/>order by empno, id;</text:p>
      <text:p text:style-name="Literal"/>
      <text:p text:style-name="Literal">EMPNO <text:s/>ID ENAME <text:s text:c="3"/>JOB <text:s text:c="7"/>MGR_ HIREDATE <text:s text:c="3"/>SAL <text:s/>DEPT_ AUD_BEG_ AUD_BEG_D</text:p>
      <text:p text:style-name="Literal">----- --- -------- --------- ----- --------- ----- ------ -------- ---------</text:p>
      <text:p text:style-name="Literal"><text:s/>7369 <text:s text:c="2"/>3 SMITH <text:s text:c="3"/>CLERK <text:s text:c="5"/>7902 17-DEC-80 <text:s text:c="2"/>800 <text:s text:c="4"/>20 SMITH <text:s text:c="3"/>26-FEB-83</text:p>
      <text:p text:style-name="Literal"><text:s/>7499 <text:s text:c="2"/>4 ALLEN <text:s text:c="3"/>SALESMAN <text:s text:c="2"/>7698 20-FEB-81 <text:s/>1600 <text:s text:c="4"/>30 THOMPSON 12-MAY-81</text:p>
      <text:p text:style-name="Literal"><text:s/>7521 <text:s text:c="2"/>5 WARD <text:s text:c="4"/>SALESMAN <text:s text:c="2"/>7698 22-FEB-81 <text:s/>1250 <text:s text:c="4"/>30 THOMPSON 14-MAY-81</text:p>
      <text:p text:style-name="Literal"><text:s/>7566 <text:s text:c="2"/>6 JONES <text:s text:c="3"/>MANAGER <text:s text:c="3"/>7839 02-APR-81 <text:s/>2975 <text:s text:c="4"/>20 SMITH <text:s text:c="3"/>29-NOV-81</text:p>
      <text:p text:style-name="Literal"><text:s/>7654 <text:s/>14 MARTIN <text:s text:c="2"/>SALESMAN <text:s text:c="2"/>7698 28-SEP-81 <text:s/>1250 <text:s text:c="4"/>30 SMITH <text:s text:c="3"/>26-SEP-81</text:p>
      <text:p text:style-name="Literal"><text:s/>7698 <text:s text:c="2"/>8 BLAKE <text:s text:c="3"/>MANAGER <text:s text:c="3"/>7839 01-MAY-81 <text:s/>2850 <text:s text:c="4"/>30 SMITH <text:s text:c="3"/>30-NOV-81</text:p>
      <text:p text:style-name="Literal"><text:s/>7782 <text:s text:c="2"/>9 CLARK <text:s text:c="3"/>MANAGER <text:s text:c="3"/>7839 09-JUN-81 <text:s/>2450 <text:s text:c="4"/>10 SMITH <text:s text:c="3"/>26-NOV-81</text:p>
      <text:p text:style-name="Literal"><text:s/>7788 <text:s/>20 SCOTT <text:s text:c="3"/>ANALYST <text:s text:c="3"/>7566 09-DEC-82 <text:s/>3000 <text:s text:c="4"/>20 JAMES <text:s text:c="3"/>11-DEC-82</text:p>
      <text:p text:style-name="Literal"><text:s/>7839 <text:s/>15 KING <text:s text:c="4"/>PRESIDENT <text:s text:c="6"/>17-NOV-81 <text:s/>5000 <text:s text:c="4"/>10 SMITH <text:s text:c="3"/>18-NOV-81</text:p>
      <text:p text:style-name="Literal"><text:s/>7844 <text:s/>13 TURNER <text:s text:c="2"/>SALESMAN <text:s text:c="2"/>7698 08-SEP-81 <text:s/>1500 <text:s text:c="4"/>30 SMITH <text:s text:c="3"/>06-SEP-81</text:p>
      <text:p text:style-name="Literal"><text:s/>7876 <text:s/>21 ADAMS <text:s text:c="3"/>CLERK <text:s text:c="5"/>7788 12-JAN-83 <text:s/>1100 <text:s text:c="4"/>20 SMITH <text:s text:c="3"/>12-JAN-83</text:p>
      <text:p text:style-name="Literal"><text:s/>7900 <text:s/>17 JAMES <text:s text:c="3"/>CLERK <text:s text:c="5"/>7698 03-DEC-81 <text:s text:c="2"/>950 <text:s text:c="4"/>30 SMITH <text:s text:c="3"/>05-DEC-81</text:p>
      <text:p text:style-name="Literal"><text:s/>7902 <text:s/>18 FORD <text:s text:c="4"/>ANALYST <text:s text:c="3"/>7566 03-DEC-81 <text:s/>3000 <text:s text:c="4"/>20 SMITH <text:s text:c="3"/>01-DEC-81</text:p>
      <text:p text:style-name="Literal"><text:s/>7934 <text:s/>19 MILLER <text:s text:c="2"/>CLERK <text:s text:c="5"/>7782 23-JAN-82 <text:s/>1300 <text:s text:c="4"/>10 JAMES <text:s text:c="3"/>21-JAN-82</text:p>
      <text:p text:style-name="Literal"/>
      <text:p text:style-name="Literal">SQL&gt; </text:p>
      <text:p text:style-name="Literal">SQL&gt; select empno, emp_id, ename, job, mgr_emp_id,</text:p>
      <text:p text:style-name="Literal"><text:s text:c="2"/>2 <text:s/><text:tab/> <text:s text:c="3"/>aud_beg_usr, aud_beg_dtm, aud_end_usr, aud_end_dtm</text:p>
      <text:p text:style-name="Literal"><text:s text:c="2"/>3 <text:s text:c="2"/>from <text:s/>emp_hist</text:p>
      <text:p text:style-name="Literal"><text:s text:c="2"/>4 <text:s text:c="2"/>order by empno, emp_id, aud_beg_dtm;</text:p>
      <text:p text:style-name="Literal"/>
      <text:p text:style-name="Literal">EMPNO EMP_ID ENAME <text:s text:c="3"/>JOB <text:s text:c="7"/>MGR_ AUD_BEG_ AUD_BEG_D AUD_END_ AUD_END_D</text:p>
      <text:p text:style-name="Literal">----- ------ -------- --------- ----- -------- --------- -------- ---------</text:p>
      <text:p text:style-name="Literal"><text:s/>7301 <text:s text:c="5"/>1 ELLISON <text:s/>PRESIDENT <text:s text:c="6"/>DAVIS <text:s text:c="3"/>04-NOV-80 THOMPSON 28-JUN-81</text:p>
      <text:p text:style-name="Literal"><text:s/>7344 <text:s text:c="5"/>2 DAVIS <text:s text:c="3"/>CLERK <text:s text:c="8"/>1 DAVIS <text:s text:c="3"/>14-NOV-80 THOMPSON 25-JUN-81</text:p>
      <text:p text:style-name="Literal"><text:s/>7344 <text:s text:c="5"/>2 DAVIS <text:s text:c="3"/>CLERK <text:s text:c="7"/>11 THOMPSON 25-JUN-81 THOMPSON 20-AUG-81</text:p>
      <text:p text:style-name="Literal"><text:s/>7344 <text:s text:c="5"/>2 DAVIS <text:s text:c="3"/>CLERK <text:s text:c="7"/>12 THOMPSON 20-AUG-81 SMITH <text:s text:c="3"/>29-NOV-81</text:p>
      <text:p text:style-name="Literal"><text:s/>7344 <text:s text:c="5"/>2 DAVIS <text:s text:c="3"/>CLERK <text:s text:c="7"/>15 SMITH <text:s text:c="3"/>29-NOV-81 SMITH <text:s text:c="3"/>06-DEC-81</text:p>
      <text:p text:style-name="Literal"><text:s/>7369 <text:s text:c="5"/>3 THOMPSON CLERK <text:s text:c="8"/>1 DAVIS <text:s text:c="3"/>15-DEC-80 THOMPSON 25-JUN-81</text:p>
      <text:p text:style-name="Literal"><text:s/>7369 <text:s text:c="5"/>3 THOMPSON CLERK <text:s text:c="7"/>11 THOMPSON 25-JUN-81 SMITH <text:s text:c="3"/>21-AUG-81</text:p>
      <text:p text:style-name="Literal"><text:s/>7369 <text:s text:c="5"/>3 SMITH <text:s text:c="3"/>CLERK <text:s text:c="7"/>12 SMITH <text:s text:c="3"/>21-AUG-81 SMITH <text:s text:c="3"/>01-DEC-81</text:p>
      <text:p text:style-name="Literal"><text:s/>7369 <text:s text:c="5"/>3 SMITH <text:s text:c="3"/>CLERK <text:s text:c="7"/>15 SMITH <text:s text:c="3"/>01-DEC-81 SMITH <text:s text:c="3"/>26-FEB-83</text:p>
      <text:p text:style-name="Literal"><text:s/>7499 <text:s text:c="5"/>4 ALLEN <text:s text:c="3"/>SALESMAN <text:s text:c="5"/>1 THOMPSON 17-FEB-81 THOMPSON 12-MAY-81</text:p>
      <text:p text:style-name="Literal"><text:s/>7521 <text:s text:c="5"/>5 WARD <text:s text:c="4"/>SALESMAN <text:s text:c="5"/>1 THOMPSON 24-FEB-81 THOMPSON 14-MAY-81</text:p>
      <text:p text:style-name="Literal"><text:s/>7566 <text:s text:c="5"/>6 JONES <text:s text:c="3"/>MANAGER <text:s text:c="6"/>1 THOMPSON 03-APR-81 THOMPSON 24-JUN-81</text:p>
      <text:p text:style-name="Literal"><text:s/>7566 <text:s text:c="5"/>6 JONES <text:s text:c="3"/>MANAGER <text:s text:c="5"/>11 THOMPSON 24-JUN-81 SMITH <text:s text:c="3"/>22-AUG-81</text:p>
      <text:p text:style-name="Literal"><text:s/>7566 <text:s text:c="5"/>6 JONES <text:s text:c="3"/>MANAGER <text:s text:c="5"/>12 SMITH <text:s text:c="3"/>22-AUG-81 SMITH <text:s text:c="3"/>29-NOV-81</text:p>
      <text:p text:style-name="Literal"><text:s/>7654 <text:s text:c="5"/>7 MARTIN <text:s text:c="2"/>SALESMAN <text:s text:c="5"/>1 THOMPSON 16-APR-81 THOMPSON 13-MAY-81</text:p>
      <text:p text:style-name="Literal"><text:s/>7698 <text:s text:c="5"/>8 BLAKE <text:s text:c="3"/>MANAGER <text:s text:c="6"/>1 THOMPSON 02-MAY-81 THOMPSON 24-JUN-81</text:p>
      <text:p text:style-name="Literal"><text:s/>7698 <text:s text:c="5"/>8 BLAKE <text:s text:c="3"/>MANAGER <text:s text:c="5"/>11 THOMPSON 24-JUN-81 THOMPSON 19-AUG-81</text:p>
      <text:p text:style-name="Literal"><text:s/>7698 <text:s text:c="5"/>8 BLAKE <text:s text:c="3"/>MANAGER <text:s text:c="5"/>12 THOMPSON 19-AUG-81 SMITH <text:s text:c="3"/>30-NOV-81</text:p>
      <text:p text:style-name="Literal"><text:s/>7782 <text:s text:c="5"/>9 CLARK <text:s text:c="3"/>MANAGER <text:s text:c="6"/>1 THOMPSON 07-JUN-81 THOMPSON 23-JUN-81</text:p>
      <text:p text:style-name="Literal"><text:s/>7782 <text:s text:c="5"/>9 CLARK <text:s text:c="3"/>MANAGER <text:s text:c="5"/>11 THOMPSON 23-JUN-81 SMITH <text:s text:c="3"/>23-AUG-81</text:p>
      <text:p text:style-name="Literal"><text:s/>7782 <text:s text:c="5"/>9 CLARK <text:s text:c="3"/>MANAGER <text:s text:c="5"/>12 SMITH <text:s text:c="3"/>23-AUG-81 SMITH <text:s text:c="3"/>26-NOV-81</text:p>
      <text:p text:style-name="Literal"><text:s/>7788 <text:s text:c="4"/>10 SCOTT <text:s text:c="3"/>ANALYST <text:s text:c="6"/>6 THOMPSON 10-JUN-81 JAMES <text:s text:c="3"/>09-MAR-82</text:p>
      <text:p text:style-name="Literal"><text:s/>7839 <text:s text:c="4"/>11 KING <text:s text:c="4"/>PRESIDENT <text:s text:c="6"/>THOMPSON 18-JUN-81 SMITH <text:s text:c="3"/>30-AUG-81</text:p>
      <text:p text:style-name="Literal"><text:s/>7840 <text:s text:c="4"/>12 LANE <text:s text:c="4"/>PRESIDENT <text:s text:c="6"/>THOMPSON 12-AUG-81 SMITH <text:s text:c="3"/>29-NOV-81</text:p>
      <text:p text:style-name="Literal"><text:s/>7876 <text:s text:c="4"/>16 ADAMS <text:s text:c="3"/>CLERK <text:s text:c="8"/>6 SMITH <text:s text:c="3"/>20-NOV-81 JAMES <text:s text:c="3"/>13-JUN-82</text:p>
      <text:p text:style-name="Standard"/>
      <text:p text:style-name="Standard">With the completion of exercise 1, a new application was defined in DTGen, generated, and loaded into a single database using 2 different schema names, which correcly simulates a simple mid-tier.</text:p>
      <text:p text:style-name="Standard"/>
      <text:h text:style-name="Heading_20_1" text:outline-level="1">Exercise #2: Materialized View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><text:soft-page-break/></text:p>
      <text:p text:style-name="Standard">In the exercise #2, a basic generation and installation of a simple mid-tier was completed. <text:s/>Part of that installation was a materialized view for the DEPT table on the simulated mid-tier.</text:p>
      <text:p text:style-name="Standard"/>
      <text:p text:style-name="Literal">Login to dtgen</text:p>
      <text:p text:style-name="Literal">Connected.</text:p>
      <text:p text:style-name="Literal"/>
      <text:p text:style-name="Literal">SQL&gt; select seq, name, type, mv_refresh_hr from tables_act</text:p>
      <text:p text:style-name="Literal"><text:s text:c="2"/>2 <text:s text:c="2"/>where applications_nk1 = 'DEMO3' order by seq;</text:p>
      <text:p text:style-name="Literal"/>
      <text:p text:style-name="Literal"><text:s text:c="7"/>SEQ NAME <text:s text:c="11"/>TYP MV_REFRESH_HR</text:p>
      <text:p text:style-name="Literal">---------- --------------- --- -------------</text:p>
      <text:p text:style-name="Literal"><text:s text:c="8"/>10 dept <text:s text:c="11"/>LOG <text:s text:c="11"/>24</text:p>
      <text:p text:style-name="Literal"><text:s text:c="8"/>20 emp <text:s text:c="12"/>EFF</text:p>
      <text:p text:style-name="Standard"/>
      <text:p text:style-name="Standard">The results above show the DTGen configuration to setup a materialized view. <text:s/>The value in the MV_REFRESH_HR field signals the generator to make this table a materialized view and identifies <text:s/>the refresh period in hours. <text:s/>The materialized view on the simulated mid-tier will be refreshed daily.</text:p>
      <text:p text:style-name="Standard"/>
      <text:p text:style-name="Literal">Login to dtgen_mt_demo</text:p>
      <text:p text:style-name="Literal">Connected.</text:p>
      <text:p text:style-name="Literal"/>
      <text:p text:style-name="Literal">SQL&gt; </text:p>
      <text:p text:style-name="Literal">SQL&gt; select mview_name, last_refresh_date from user_mviews;</text:p>
      <text:p text:style-name="Literal"/>
      <text:p text:style-name="Literal">MVIEW_NAME <text:s text:c="20"/>LAST_REFR</text:p>
      <text:p text:style-name="Literal">------------------------------ ---------</text:p>
      <text:p text:style-name="Literal">DEPT <text:s text:c="26"/>23-APR-12</text:p>
      <text:p text:style-name="Standard"/>
      <text:p text:style-name="Standard">The results above confirm that a materialized view exists in the simulated mid-tier schema. <text:s/>Below is an explain plan on a query of that view.</text:p>
      <text:p text:style-name="Standard"/>
      <text:p text:style-name="Literal">SQL&gt; </text:p>
      <text:p text:style-name="Literal">SQL&gt; explain plan set statement_id = 'D3_E2_Q1'</text:p>
      <text:p text:style-name="Literal"><text:s text:c="2"/>2 <text:s/><text:tab/>into plan_table for select * from dept where deptno = 40;</text:p>
      <text:p text:style-name="Literal"/>
      <text:p text:style-name="Literal">SQL&gt; </text:p>
      <text:p text:style-name="Literal">SQL&gt; select plan_table_output from table (</text:p>
      <text:p text:style-name="Literal"><text:s text:c="2"/>2 <text:s text:c="3"/>dbms_xplan.display('PLAN_TABLE', 'D3_E2_Q1') );</text:p>
      <text:p text:style-name="Literal"/>
      <text:p text:style-name="Literal">PLAN_TABLE_OUTPUT</text:p>
      <text:p text:style-name="Literal">------------------------------------------------------------------------------------------</text:p>
      <text:p text:style-name="Literal">Plan hash value: 1799509361</text:p>
      <text:p text:style-name="Literal">------------------------------------------------------------------------------------------</text:p>
      <text:p text:style-name="Literal">| Id <text:s/>| Operation <text:s text:c="21"/>| Name <text:s text:c="3"/>| Rows <text:s/>| Bytes | Cost (%CPU)| Time <text:s text:c="4"/>|</text:p>
      <text:p text:style-name="Literal">------------------------------------------------------------------------------------------</text:p>
      <text:p text:style-name="Literal">| <text:s text:c="2"/>0 | SELECT STATEMENT <text:s text:c="14"/>| <text:s text:c="8"/>| <text:s text:c="4"/>1 | <text:s text:c="3"/>73 | <text:s text:c="4"/>1 <text:s text:c="2"/>(0)| 00:00:01 |</text:p>
      <text:p text:style-name="Literal">| <text:s text:c="2"/>1 | <text:s/>MAT_VIEW ACCESS BY INDEX ROWID| DEPT <text:s text:c="3"/>| <text:s text:c="4"/>1 | <text:s text:c="3"/>73 | <text:s text:c="4"/>1 <text:s text:c="2"/>(0)| 00:00:01 |</text:p>
      <text:p text:style-name="Literal">|* <text:s/>2 | <text:s text:c="2"/>INDEX UNIQUE SCAN <text:s text:c="11"/>| DEPT_NK | <text:s text:c="4"/>1 | <text:s text:c="6"/>| <text:s text:c="4"/>0 <text:s text:c="2"/>(0)| 00:00:01 |</text:p>
      <text:p text:style-name="Literal">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DEPTNO"=40)</text:p>
      <text:p text:style-name="Standard"/>
      <text:p text:style-name="Standard">Step 2 in the PLAN_TABLE_OUTPUT above show a MAT_VIEW, or mataerialized view, access operation was performed. <text:s/>The data returned for this query is local to the simulated mid-tier, contrasted with the EMP query in exercise #1 ther returned data from the remote simulated database tier. <text:s/>Also note that DTGen automatically generated the index DEPT_NK on the materialized view.</text:p>
      <text:p text:style-name="Standard"/>
      <text:h text:style-name="Heading_20_1" text:outline-level="1"><text:soft-page-break/>Exercise #3: User Security</text:h>
      <text:h text:style-name="Heading_20_3" text:outline-level="3">Command Line:</text:h>
      <text:p text:style-name="Literal">sqlplus /nolog @e3</text:p>
      <text:p text:style-name="Standard"/>
      <text:p text:style-name="P2">Exercise #3 modifies the database. <text:s/>The "drop_demo_users.sql", "create_demo_users.sql", and "e1.sql" scripts must be used to reset the database before re-running this exercise.</text:p>
      <text:p text:style-name="P2"/>
      <text:p text:style-name="Standard">In this exercise, the user security layer is demonstrated. <text:s/>The security layer is implmented by seperating the user login from the schema that contains the datbase objects. <text:s/>Synonyms are used to easily access the database objects in the other schema. <text:s/>Below is a query showing the DTGen configuration that identifies the name of the schema with that contains the database objects</text:p>
      <text:p text:style-name="Standard"/>
      <text:p text:style-name="Literal">Login to dtgen</text:p>
      <text:p text:style-name="Literal">Connected.</text:p>
      <text:p text:style-name="Literal"/>
      <text:p text:style-name="Literal">SQL&gt; select name, db_schema from applications where abbr = 'DEMO3';<text:line-break/></text:p>
      <text:p text:style-name="Literal"/>
      <text:p text:style-name="Literal">NAME <text:s text:c="26"/>DB_SCHEMA<text:line-break/>------------------------------ ------------------------------<text:line-break/>Dtgen Tiers Demonstration <text:s text:c="5"/>DTGEN_MT_DEMO</text:p>
      <text:p text:style-name="Standard"/>
      <text:p text:style-name="Standard">From the configuration listed above an "install_usr.sql" script was created in Exercise #1 that defines the required synonyms. <text:s/>This exercise continues with the login and installation of the user synonyms in the install_usr.sql script.</text:p>
      <text:p text:style-name="Standard"/>
      <text:p text:style-name="Literal">Login to dtgen_usr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usyn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Standard"/>
      <text:p text:style-name="Standard">Ths listing above is a successful installation of the user synonyms. <text:s/>An explain plan for the same simple query run in Exercise #1 demonstrates the query is actually run remotely.</text:p>
      <text:p text:style-name="Standard"/>
      <text:p text:style-name="Literal">SQL&gt; explain plan set statement_id = 'D3_E3_Q1'</text:p>
      <text:p text:style-name="Literal"><text:s text:c="2"/>2 <text:s text:c="4"/>into plan_table for select * from emp where empno = 7900;</text:p>
      <text:p text:style-name="Literal"/>
      <text:p text:style-name="Literal">Explained.</text:p>
      <text:p text:style-name="Literal"/>
      <text:p text:style-name="Literal">SQL&gt; select plan_table_output from table (</text:p>
      <text:p text:style-name="Literal"><text:s text:c="2"/>2 <text:s text:c="3"/>dbms_xplan.display('PLAN_TABLE', 'D3_E3_Q1') );</text:p>
      <text:p text:style-name="Literal"/>
      <text:p text:style-name="Literal">PLAN_TABLE_OUTPUT</text:p>
      <text:p text:style-name="Literal">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</text:p>
      <text:p text:style-name="Literal">|Id |Operation <text:s text:c="18"/>|Name <text:s/>|Rows |Bytes|Cost(%CPU)|Time <text:s text:c="3"/>|Inst|</text:p>
      <text:p text:style-name="Literal">------------------------------------------------------------------------------</text:p>
      <text:p text:style-name="Literal">| <text:s/>0|SELECT STATEMENT REMOTE <text:s text:c="4"/>| <text:s text:c="5"/>| <text:s text:c="3"/>1| <text:s/>146| <text:s text:c="3"/>2 <text:s/>(0)|00:00:01| <text:s text:c="3"/>|</text:p>
      <text:p text:style-name="Literal">| <text:s/>1| TABLE ACCESS BY INDEX ROWID|EMP <text:s text:c="2"/>| <text:s text:c="3"/>1| <text:s/>146| <text:s text:c="3"/>2 <text:s/>(0)|00:00:01| XE |</text:p>
      <text:p text:style-name="Literal">|* 2| <text:s/>INDEX UNIQUE SCAN <text:s text:c="8"/>|EMP_NK| <text:s text:c="3"/>1| <text:s text:c="4"/>| <text:s text:c="3"/>1 <text:s/>(0)|00:00:01| XE |</text:p>
      <text:p text:style-name="Literal">------------------------------------------------------------------------------</text:p>
      <text:p text:style-name="Literal"/>
      <text:p text:style-name="Literal"><text:soft-page-break/>Predicate Information (identified by operation id):</text:p>
      <text:p text:style-name="Literal">---------------------------------------------------</text:p>
      <text:p text:style-name="Literal"><text:s text:c="3"/>2 - access("A1"."EMPNO"=7900)</text:p>
      <text:p text:style-name="Literal"/>
      <text:p text:style-name="Literal">Note</text:p>
      <text:p text:style-name="Literal">-----</text:p>
      <text:p text:style-name="Literal"><text:s text:c="3"/>- fully remote statement</text:p>
      <text:p text:style-name="Standard"/>
      <text:p text:style-name="Standard">The explain plan above is identical to the previous explain plan, except for the note showing that it is a "fully remote statement". <text:s/>This confirms that the simulated tiers are working. <text:s/>A query of the ASOF data is run to demonstrate user access to the database objects in the other schema.</text:p>
      <text:p text:style-name="Standard"/>
      <text:p text:style-name="Literal">SQL&gt; </text:p>
      <text:p text:style-name="Literal">SQL&gt; execute glob.set_asof_dtm(to_timestamp('1981-06-01', 'YYYY-MM-DD'))</text:p>
      <text:p text:style-name="Literal">SQL&gt; </text:p>
      <text:p text:style-name="Literal">SQL&gt; select empno, ename, job, mgr_emp_nk1, hiredate, sal, deptno, dname, loc</text:p>
      <text:p text:style-name="Literal"><text:s text:c="2"/>2 <text:s text:c="2"/>from <text:s/>emp_asof e, dept_asof d where e.dept_id = d.id</text:p>
      <text:p text:style-name="Literal"><text:s text:c="2"/>3 <text:s text:c="2"/>order by empno;</text:p>
      <text:p text:style-name="Literal"/>
      <text:p text:style-name="Literal">EMPNO ENAME <text:s text:c="3"/>JOB <text:s text:c="6"/>MGR_EMP_NK1 HIREDATE <text:s text:c="3"/>SAL DEPTNO DNAME <text:s text:c="5"/>LOC</text:p>
      <text:p text:style-name="Literal">----- -------- --------- ----------- --------- ----- ------ ---------- --------</text:p>
      <text:p text:style-name="Literal"><text:s/>7301 ELLISON <text:s/>PRESIDENT <text:s text:c="12"/>02-NOV-80 <text:s/>4000 <text:s text:c="4"/>10 ACCOUNTING NEW YORK</text:p>
      <text:p text:style-name="Literal"><text:s/>7344 DAVIS <text:s text:c="3"/>CLERK <text:s text:c="11"/>7301 16-NOV-80 <text:s/>1400 <text:s text:c="4"/>10 ACCOUNTING NEW YORK</text:p>
      <text:p text:style-name="Literal"><text:s/>7369 THOMPSON CLERK <text:s text:c="11"/>7301 17-DEC-80 <text:s text:c="2"/>800 <text:s text:c="4"/>10 ACCOUNTING NEW YORK</text:p>
      <text:p text:style-name="Literal"><text:s/>7499 ALLEN <text:s text:c="3"/>SALESMAN <text:s text:c="8"/>7698 20-FEB-81 <text:s/>1600 <text:s text:c="4"/>20 SALES <text:s text:c="5"/>ST LOUIS</text:p>
      <text:p text:style-name="Literal"><text:s/>7521 WARD <text:s text:c="4"/>SALESMAN <text:s text:c="8"/>7698 22-FEB-81 <text:s/>1250 <text:s text:c="4"/>20 SALES <text:s text:c="5"/>ST LOUIS</text:p>
      <text:p text:style-name="Literal"><text:s/>7566 JONES <text:s text:c="3"/>MANAGER <text:s text:c="9"/>7301 02-APR-81 <text:s/>2975 <text:s text:c="4"/>20 RESEARCH <text:s text:c="2"/>DALLAS</text:p>
      <text:p text:style-name="Literal"><text:s/>7698 BLAKE <text:s text:c="3"/>MANAGER <text:s text:c="9"/>7301 01-MAY-81 <text:s/>2850 <text:s text:c="4"/>20 SALES <text:s text:c="5"/>ST LOUIS</text:p>
      <text:p text:style-name="Standard"/>
      <text:p text:style-name="Standard">With the execution of the above query, data was successfully retrieved from a remote database link (database/mid-tier server tiers) via a synonym pointed to another schema (database user/schema tiers).</text:p>
      <text:p text:style-name="Standard"/>
      <text:h text:style-name="Heading_20_1" text:outline-level="1">Exercise #4: Global Locks</text:h>
      <text:h text:style-name="Heading_20_3" text:outline-level="3">Command Line:</text:h>
      <text:p text:style-name="Literal">sqlplus /nolog @e4</text:p>
      <text:p text:style-name="Standard"/>
      <text:p text:style-name="P2">Exercise #5 does not modify the database. <text:s/>This exercise can be repeated without problem.</text:p>
      <text:p text:style-name="P2"/>
      <text:p text:style-name="Standard">In an application that spans multiple nodes, it is sometimes necessary to single-thread a process or ensure sole access to an global resource. <text:s/>This functionality is performed by the GLOB.package.</text:p>
      <text:p text:style-name="Standard"/>
      <text:p text:style-name="Literal">Login to dtgen_usr_demo</text:p>
      <text:p text:style-name="Literal">Connected.</text:p>
      <text:p text:style-name="Literal"/>
      <text:p text:style-name="Literal">SQL&gt; </text:p>
      <text:p text:style-name="Literal">SQL&gt; describe glob</text:p>
      <text:p text:style-name="Literal"/>
      <text:p text:style-name="Literal">FUNCTION GET_ASOF_DTM RETURNS TIMESTAMP WITH TIME ZONE</text:p>
      <text:p text:style-name="Literal"/>
      <text:p text:style-name="Literal">FUNCTION GET_DB_CONSTRAINTS RETURNS BOOLEAN</text:p>
      <text:p text:style-name="Literal"/>
      <text:p text:style-name="Literal">FUNCTION GET_DTM RETURNS TIMESTAMP WITH LOCAL TIME ZONE</text:p>
      <text:p text:style-name="Literal"/>
      <text:p text:style-name="Literal">FUNCTION GET_FOLD_STRINGS RETURNS BOOLEAN</text:p>
      <text:p text:style-name="Literal"/>
      <text:p text:style-name="Literal">FUNCTION RELEASE_LOCK RETURNS VARCHAR2</text:p>
      <text:p text:style-name="Literal"/>
      <text:p text:style-name="Literal">FUNCTION REQUEST_LOCK RETURNS VARCHAR2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LOCKNAME_IN <text:s text:c="19"/>VARCHAR2 <text:s text:c="15"/>IN</text:p>
      <text:p text:style-name="Literal"/>
      <text:p text:style-name="Literal"><text:soft-page-break/>PROCEDURE SET_ASOF_DTM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ASOF_DTM_IN <text:s text:c="19"/>TIMESTAMP WITH TIME ZONE IN</text:p>
      <text:p text:style-name="Literal"/>
      <text:p text:style-name="Literal">PROCEDURE SET_DB_CONSTRAINTS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BOOL_IN <text:s text:c="23"/>BOOLEAN <text:s text:c="16"/>IN</text:p>
      <text:p text:style-name="Literal"/>
      <text:p text:style-name="Literal">PROCEDURE SET_FOLD_STRINGS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BOOL_IN <text:s text:c="23"/>BOOLEAN <text:s text:c="16"/>IN</text:p>
      <text:p text:style-name="Literal"/>
      <text:p text:style-name="Literal">PROCEDURE UPD_EARLY_EFF</text:p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TABLE_NAME <text:s text:c="20"/>VARCHAR2 <text:s text:c="15"/>IN</text:p>
      <text:p text:style-name="Literal"><text:s/>EFF_DTM_IN <text:s text:c="20"/>TIMESTAMP <text:s text:c="14"/>IN</text:p>
      <text:p text:style-name="Standard"/>
      <text:p text:style-name="Standard">The ouptut above from e4.LST has a describe command that shows the names and parameters of all the available functions and procedures in the GLOB package. <text:s/>The next portion of the e4.sql script will request a lock.</text:p>
      <text:p text:style-name="Standard"/>
      <text:p text:style-name="Literal">SQL&gt; </text:p>
      <text:p text:style-name="Literal">SQL&gt; execute util.set_usr('DEMO3');</text:p>
      <text:p text:style-name="Literal">SQL&gt; execute dbms_output.put_line(glob.request_lock('DEMO3'));</text:p>
      <text:p text:style-name="Literal">SUCCESS</text:p>
      <text:p text:style-name="Literal">SQL&gt; </text:p>
      <text:p text:style-name="Literal">SQL&gt; set echo off</text:p>
      <text:p text:style-name="Literal"/>
      <text:p text:style-name="Literal">Open another window to run "e4a.sql"</text:p>
      <text:p text:style-name="Literal">Ex: sqlplus /nolog @e4a</text:p>
      <text:p text:style-name="Literal"/>
      <text:p text:style-name="Literal">Press Enter when prompted from other window</text:p>
      <text:p text:style-name="Standard"/>
      <text:p text:style-name="Standard">In the output above, the GLOB.REQUEST_LOCK function returned the status of SUCCESS. <text:s/>The session at the database tier (simulated) is now holding the lock for the session at the mid-tier (simulated). <text:s/>A pause in the e4.sql script allows another mid-tier (and database tier) session to be started. <text:s/>The same lock is requested from the other session using the e4a.sql script.</text:p>
      <text:p text:style-name="Standard"/>
      <text:p text:style-name="Literal">Login to dtgen_usr_demo</text:p>
      <text:p text:style-name="Literal">Connected.</text:p>
      <text:p text:style-name="Literal"/>
      <text:p text:style-name="Literal">SQL&gt; execute util.set_usr('DEMO3');</text:p>
      <text:p text:style-name="Literal">SQL&gt; execute dbms_output.put_line(glob.request_lock('DEMO3', 2));</text:p>
      <text:p text:style-name="Literal">TIMEOUT</text:p>
      <text:p text:style-name="Literal"/>
      <text:p text:style-name="Literal">SQL&gt; -- Press Enter on the other window to continue</text:p>
      <text:p text:style-name="Literal">SQL&gt; execute dbms_output.put_line(glob.request_lock('DEMO3'));</text:p>
      <text:p text:style-name="Standard"/>
      <text:p text:style-name="Standard">In the output above from e4a.LST, the first lock request failed with a timeout of 2 seconds. <text:s/>The second request halts the execution of the script, waiting to aquire the lock without a timeout value set. <text:s/>Moving back to the initial window, ENTER is pressed to continue the execution of the e4.sql script.</text:p>
      <text:p text:style-name="Standard"/>
      <text:p text:style-name="Literal">SQL&gt; execute dbms_output.put_line(glob.request_lock('DEMO2'));</text:p>
      <text:p text:style-name="Literal">RELEASE ONLY</text:p>
      <text:p text:style-name="Literal"/>
      <text:p text:style-name="Literal">SQL&gt; execute dbms_output.put_line(glob.request_lock('DEMO3'));</text:p>
      <text:p text:style-name="Literal">SUCCESS</text:p>
      <text:p text:style-name="Literal"/>
      <text:p text:style-name="Literal">SQL&gt; execute dbms_output.put_line(glob.release_lock);</text:p>
      <text:p text:style-name="Literal">SUCCESS</text:p>
      <text:p text:style-name="Literal"/>
      <text:p text:style-name="Literal">SQL&gt; execute dbms_output.put_line(glob.release_lock);</text:p>
      <text:p text:style-name="Literal">SUCCESS</text:p>
      <text:p text:style-name="Standard"><text:soft-page-break/></text:p>
      <text:p text:style-name="Standard">A request for a lock, other than the one already held, is executed and fails. <text:s/>The RELEASE ONLY return confirms that the first lock must be released before another lock can be aquired. <text:s/>A request for the the lock that is already held succeeds. <text:s/>Both lock release calls succeed, the first because the lock is actually released, and the second because not lock is currently held by the session. <text:s/>As soon as the lock was release, execution continued on e4a.sql in the other window.</text:p>
      <text:p text:style-name="Standard"/>
      <text:p text:style-name="Literal">SUCCESS</text:p>
      <text:p text:style-name="Literal"/>
      <text:p text:style-name="Literal">SQL&gt; execute dbms_output.put_line(glob.release_lock);</text:p>
      <text:p text:style-name="Literal">SUCCESS</text:p>
      <text:p text:style-name="Standard"/>
      <text:p text:style-name="Standard">The lock that was held by the initial window is successfully requested and released. <text:s/>This locking mechanism works amoung all processes running on any database tier node (RAC) or any mid-tier no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8H28M51S</meta:editing-duration>
    <meta:editing-cycles>153</meta:editing-cycles>
    <meta:generator>OpenOffice.org/3.3$Win32 OpenOffice.org_project/330m20$Build-9567</meta:generator>
    <dc:date>2012-04-25T20:34:15.83</dc:date>
    <dc:creator>Duane Dieterich</dc:creator>
    <meta:document-statistic meta:table-count="0" meta:image-count="0" meta:object-count="0" meta:page-count="11" meta:paragraph-count="414" meta:word-count="3268" meta:character-count="25380"/>
    <meta:user-defined meta:name="Info 1"/>
    <meta:user-defined meta:name="Info 2"/>
    <meta:user-defined meta:name="Info 3"/>
    <meta:user-defined meta:name="Info 4"/>
  </office:meta>
</office:document-meta>
</file>